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hayden@archlaptop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01c126b">1. Hayden Szymanski's Emacs Config</text:a></text:p>
          <text:p text:style-name="Contents_20_1"><text:a xlink:type="simple" xlink:href="#orgf2b2b38">2. Setup</text:a></text:p>
          <text:p text:style-name="Contents_20_2"><text:a xlink:type="simple" xlink:href="#org165398d">2.1. Repo Setup</text:a></text:p>
          <text:p text:style-name="Contents_20_2"><text:a xlink:type="simple" xlink:href="#orgfb6f086">2.2. Set Startup Buffer</text:a></text:p>
          <text:p text:style-name="Contents_20_2"><text:a xlink:type="simple" xlink:href="#orgbb71732">2.3. Kill Beep</text:a></text:p>
          <text:p text:style-name="Contents_20_1"><text:a xlink:type="simple" xlink:href="#org5701374">3. Packages</text:a></text:p>
          <text:p text:style-name="Contents_20_2"><text:a xlink:type="simple" xlink:href="#orgb01ef54">3.1. Requires</text:a></text:p>
          <text:p text:style-name="Contents_20_2"><text:a xlink:type="simple" xlink:href="#org8f70e3d">3.2. Evil</text:a></text:p>
          <text:p text:style-name="Contents_20_3"><text:a xlink:type="simple" xlink:href="#org22e290b">3.2.1. Init</text:a></text:p>
          <text:p text:style-name="Contents_20_2"><text:a xlink:type="simple" xlink:href="#org24ca680">3.3. Company</text:a></text:p>
          <text:p text:style-name="Contents_20_3"><text:a xlink:type="simple" xlink:href="#org0ecf867">3.3.1. Init</text:a></text:p>
          <text:p text:style-name="Contents_20_3"><text:a xlink:type="simple" xlink:href="#org577f916">3.3.2. Configuration</text:a></text:p>
          <text:p text:style-name="Contents_20_2"><text:a xlink:type="simple" xlink:href="#org1479eae">3.4. Org</text:a></text:p>
          <text:p text:style-name="Contents_20_3"><text:a xlink:type="simple" xlink:href="#orgcae22a0">3.4.1. Configuration</text:a></text:p>
          <text:p text:style-name="Contents_20_2"><text:a xlink:type="simple" xlink:href="#org22c918c">3.5. Flycheck</text:a></text:p>
          <text:p text:style-name="Contents_20_3"><text:a xlink:type="simple" xlink:href="#org92a7bcb">3.5.1. Init</text:a></text:p>
          <text:p text:style-name="Contents_20_3"><text:a xlink:type="simple" xlink:href="#org6ad6cbb">3.5.2. Configuration</text:a></text:p>
          <text:p text:style-name="Contents_20_2"><text:a xlink:type="simple" xlink:href="#orge8fd5c1">3.6. Which-key</text:a></text:p>
          <text:p text:style-name="Contents_20_3"><text:a xlink:type="simple" xlink:href="#org90c8065">3.6.1. init</text:a></text:p>
          <text:p text:style-name="Contents_20_2"><text:a xlink:type="simple" xlink:href="#orgac1d1fa">3.7. Irony</text:a></text:p>
          <text:p text:style-name="Contents_20_2"><text:a xlink:type="simple" xlink:href="#orgc32ba21">3.8. EXWM</text:a></text:p>
          <text:p text:style-name="Contents_20_1"><text:a xlink:type="simple" xlink:href="#org2afc9e1">4. Scripts and assists</text:a></text:p>
          <text:p text:style-name="Contents_20_2"><text:a xlink:type="simple" xlink:href="#org279da4f">4.1. C++ Scripts for C++ mode</text:a></text:p>
          <text:p text:style-name="Contents_20_3"><text:a xlink:type="simple" xlink:href="#org6e50b20">4.1.1. Todos</text:a></text:p>
          <text:p text:style-name="Contents_20_3"><text:a xlink:type="simple" xlink:href="#orgb6a8312">4.1.2. Swap to header or vice-versa</text:a></text:p>
          <text:p text:style-name="Contents_20_1"><text:a xlink:type="simple" xlink:href="#org6d17774">5. Keybinds</text:a></text:p>
          <text:p text:style-name="Contents_20_3"><text:a xlink:type="simple" xlink:href="#org9f3305e">5.0.1. Global ( spacemacs inspired )</text:a></text:p>
          <text:p text:style-name="Contents_20_1"><text:a xlink:type="simple" xlink:href="#org13f5438">6. Appearance</text:a></text:p>
          <text:p text:style-name="Contents_20_2"><text:a xlink:type="simple" xlink:href="#orgc7a3ddd">6.1. Theming</text:a></text:p>
          <text:p text:style-name="Contents_20_3"><text:a xlink:type="simple" xlink:href="#org25e0f2e">6.1.1. Theme</text:a></text:p>
          <text:p text:style-name="Contents_20_3"><text:a xlink:type="simple" xlink:href="#orgac6aa6c">6.1.2. Transparency</text:a></text:p>
          <text:p text:style-name="Contents_20_2"><text:a xlink:type="simple" xlink:href="#org9740940">6.2. Ido Stuff</text:a></text:p>
          <text:p text:style-name="Contents_20_2"><text:a xlink:type="simple" xlink:href="#org62c2d56">6.3. Helm Appearance</text:a></text:p>
          <text:p text:style-name="Contents_20_2"><text:a xlink:type="simple" xlink:href="#org0ab603c">6.4. MSC</text:a></text:p>
        </text:index-body>
      </text:table-of-content>
      <text:h text:style-name="Heading_20_1" text:outline-level="1" text:is-list-header="false">
<text:bookmark-start text:name="OrgXref.org01c126b"/>
<text:bookmark text:name="org01c126b"/>Hayden Szymanski's Emacs Config
<text:bookmark-end text:name="OrgXref.org01c126b"/></text:h>
      <text:p text:style-name="Text_20_body">Moving on from spacemacs and have decided to create my own awesome emacs config
</text:p>
      <text:h text:style-name="Heading_20_1" text:outline-level="1" text:is-list-header="false">
<text:bookmark-start text:name="OrgXref.orgf2b2b38"/>
<text:bookmark text:name="orgf2b2b38"/>Setup
<text:bookmark-end text:name="OrgXref.orgf2b2b38"/></text:h>
      <text:h text:style-name="Heading_20_2" text:outline-level="2" text:is-list-header="false">
<text:bookmark-start text:name="OrgXref.org165398d"/>
<text:bookmark text:name="org165398d"/>Repo Setup
<text:bookmark-end text:name="OrgXref.org165398d"/></text:h>
      <text:p text:style-name="Text_20_body">Configure Package Repositories
</text:p>
      <text:p text:style-name="OrgSrcBlock">(<text:span text:style-name="OrgSrcFontLockKeywordFace">require</text:span><text:s/>'<text:span text:style-name="OrgSrcFontLockConstantFace">package</text:span>)</text:p>
      <text:p text:style-name="OrgSrcBlock"><text:span text:style-name="OrgSrcFontLockCommentDelimiterFace">;;;<text:s/></text:span><text:span text:style-name="OrgSrcFontLockCommentFace">Code:</text:span></text:p>
      <text:p text:style-name="OrgSrcBlock">(add-to-list<text:s/>'package-archives<text:s/>'(<text:span text:style-name="OrgSrcFontLockStringFace">"org"</text:span><text:s/>.<text:s/><text:span text:style-name="OrgSrcFontLockStringFace">"http://orgmode.org/elpa/"</text:span>))</text:p>
      <text:p text:style-name="OrgSrcBlock">(add-to-list<text:s/>'package-archives<text:s/>'(<text:span text:style-name="OrgSrcFontLockStringFace">"melpa"</text:span><text:s/>.<text:s/><text:span text:style-name="OrgSrcFontLockStringFace">"http://melpa.org/packages/"</text:span>))</text:p>
      <text:p text:style-name="OrgSrcBlock">(add-to-list<text:s/>'package-archives<text:s/>'(<text:span text:style-name="OrgSrcFontLockStringFace">"melpa-stable"</text:span><text:s/>.<text:s/><text:span text:style-name="OrgSrcFontLockStringFace">"http://stable.melpa.org/packages/"</text:span>))</text:p>
      <text:p text:style-name="OrgSrcBlock">(<text:span text:style-name="OrgSrcFontLockKeywordFace">setq</text:span><text:s/>package-enable-at-startup<text:s/>nil)</text:p>
      <text:p text:style-name="OrgSrcBlockLastLine">(package-initialize)</text:p>
      <text:h text:style-name="Heading_20_2" text:outline-level="2" text:is-list-header="false">
<text:bookmark-start text:name="OrgXref.orgfb6f086"/>
<text:bookmark text:name="orgfb6f086"/>Set Startup Buffer
<text:bookmark-end text:name="OrgXref.orgfb6f086"/></text:h>
      <text:p text:style-name="OrgSrcBlockLastLine">(<text:span text:style-name="OrgSrcFontLockKeywordFace">setq</text:span><text:s/>initial-buffer-choice<text:s/><text:span text:style-name="OrgSrcFontLockStringFace">"~/.emacs.d/.home.org"</text:span>)</text:p>
      <text:h text:style-name="Heading_20_2" text:outline-level="2" text:is-list-header="false">
<text:bookmark-start text:name="OrgXref.orgbb71732"/>
<text:bookmark text:name="orgbb71732"/>Kill Beep
<text:bookmark-end text:name="OrgXref.orgbb71732"/></text:h>
      <text:p text:style-name="OrgSrcBlockLastLine">(<text:span text:style-name="OrgSrcFontLockKeywordFace">setq</text:span><text:s/>ring-bell-function<text:s/>'ignore)</text:p>
      <text:h text:style-name="Heading_20_1" text:outline-level="1" text:is-list-header="false">
<text:bookmark-start text:name="OrgXref.org5701374"/>
<text:bookmark text:name="org5701374"/>Packages
<text:bookmark-end text:name="OrgXref.org5701374"/></text:h>
      <text:h text:style-name="Heading_20_2" text:outline-level="2" text:is-list-header="false">
<text:bookmark-start text:name="OrgXref.orgb01ef54"/>
<text:bookmark text:name="orgb01ef54"/>Requires
<text:bookmark-end text:name="OrgXref.orgb01ef54"/></text:h>
      <text:p text:style-name="OrgSrcBlock">(<text:span text:style-name="OrgSrcFontLockKeywordFace">require</text:span><text:s/>'<text:span text:style-name="OrgSrcFontLockConstantFace">flycheck</text:span>)</text:p>
      <text:p text:style-name="OrgSrcBlock">(<text:span text:style-name="OrgSrcFontLockKeywordFace">require</text:span><text:s/>'<text:span text:style-name="OrgSrcFontLockConstantFace">ox-twbs</text:span>)</text:p>
      <text:p text:style-name="OrgSrcBlockLastLine">(<text:span text:style-name="OrgSrcFontLockKeywordFace">require</text:span><text:s/>'<text:span text:style-name="OrgSrcFontLockConstantFace">which-key</text:span>)</text:p>
      <text:h text:style-name="Heading_20_2" text:outline-level="2" text:is-list-header="false">
<text:bookmark-start text:name="OrgXref.org8f70e3d"/>
<text:bookmark text:name="org8f70e3d"/>Evil
<text:bookmark-end text:name="OrgXref.org8f70e3d"/></text:h>
      <text:h text:style-name="Heading_20_3" text:outline-level="3" text:is-list-header="false">
<text:bookmark-start text:name="OrgXref.org22e290b"/>
<text:bookmark text:name="org22e290b"/>Init
<text:bookmark-end text:name="OrgXref.org22e290b"/></text:h>
      <text:p text:style-name="OrgSrcBlock">(<text:span text:style-name="OrgSrcFontLockKeywordFace">require</text:span><text:s/>'<text:span text:style-name="OrgSrcFontLockConstantFace">evil</text:span>)</text:p>
      <text:p text:style-name="OrgSrcBlockLastLine">(evil-mode<text:s/>1)</text:p>
      <text:h text:style-name="Heading_20_2" text:outline-level="2" text:is-list-header="false">
<text:bookmark-start text:name="OrgXref.org24ca680"/>
<text:bookmark text:name="org24ca680"/>Company
<text:bookmark-end text:name="OrgXref.org24ca680"/></text:h>
      <text:h text:style-name="Heading_20_3" text:outline-level="3" text:is-list-header="false">
<text:bookmark-start text:name="OrgXref.org0ecf867"/>
<text:bookmark text:name="org0ecf867"/>Init
<text:bookmark-end text:name="OrgXref.org0ecf867"/></text:h>
      <text:p text:style-name="OrgSrcBlock">(<text:span text:style-name="OrgSrcFontLockKeywordFace">require</text:span><text:s/>'<text:span text:style-name="OrgSrcFontLockConstantFace">company</text:span>)</text:p>
      <text:p text:style-name="OrgSrcBlockLastLine">(company-mode<text:s/>1)</text:p>
      <text:h text:style-name="Heading_20_3" text:outline-level="3" text:is-list-header="false">
<text:bookmark-start text:name="OrgXref.org577f916"/>
<text:bookmark text:name="org577f916"/>Configuration
<text:bookmark-end text:name="OrgXref.org577f916"/></text:h>
      <text:p text:style-name="Text_20_body">Configure Company Mode
</text:p>
      <text:p text:style-name="OrgSrcBlock">(<text:span text:style-name="OrgSrcFontLockKeywordFace">use-package</text:span><text:s/><text:span text:style-name="OrgSrcFontLockConstantFace">company</text:span></text:p>
      <text:p text:style-name="OrgSrcBlock"><text:s/><text:s/><text:span text:style-name="OrgSrcFontLockBuiltinFace">:config</text:span></text:p>
      <text:p text:style-name="OrgSrcBlock"><text:s/><text:s/>(<text:span text:style-name="OrgSrcFontLockKeywordFace">progn</text:span></text:p>
      <text:p text:style-name="OrgSrcBlock"><text:s/><text:s/><text:s/><text:s/>(add-hook<text:s/>'after-init-hook<text:s/>'global-company-mode)</text:p>
      <text:p text:style-name="OrgSrcBlock"><text:s/><text:s/><text:s/><text:s/>(global-set-key<text:s/>(kbd<text:s/><text:span text:style-name="OrgSrcFontLockStringFace">"M-/"</text:span>)<text:s/>'company-complete-common-or-cycle)</text:p>
      <text:p text:style-name="OrgSrcBlock"><text:s/><text:s/><text:s/><text:s/>(define-key<text:s/>company-active-map<text:s/>(kbd<text:s/><text:span text:style-name="OrgSrcFontLockStringFace">"C-n"</text:span>)<text:s/>'company-select-next)</text:p>
      <text:p text:style-name="OrgSrcBlock"><text:s/><text:s/><text:s/><text:s/>(define-key<text:s/>company-active-map<text:s/>(kbd<text:s/><text:span text:style-name="OrgSrcFontLockStringFace">"C-p"</text:span>)<text:s/>'company-select-previous)</text:p>
      <text:p text:style-name="OrgSrcBlockLastLine"><text:s/><text:s/><text:s/><text:s/>(<text:span text:style-name="OrgSrcFontLockKeywordFace">setq</text:span><text:s/>company-idle-delay<text:s/>0)))</text:p>
      <text:h text:style-name="Heading_20_2" text:outline-level="2" text:is-list-header="false">
<text:bookmark-start text:name="OrgXref.org1479eae"/>
<text:bookmark text:name="org1479eae"/>Org
<text:bookmark-end text:name="OrgXref.org1479eae"/></text:h>
      <text:h text:style-name="Heading_20_3" text:outline-level="3" text:is-list-header="false">
<text:bookmark-start text:name="OrgXref.orgcae22a0"/>
<text:bookmark text:name="orgcae22a0"/>Configuration
<text:bookmark-end text:name="OrgXref.orgcae22a0"/></text:h>
      <text:p text:style-name="OrgSrcBlock">(<text:span text:style-name="OrgSrcFontLockKeywordFace">use-package</text:span><text:s/><text:span text:style-name="OrgSrcFontLockConstantFace">org</text:span></text:p>
      <text:p text:style-name="OrgSrcBlock"><text:s/><text:s/><text:span text:style-name="OrgSrcFontLockBuiltinFace">:config</text:span></text:p>
      <text:p text:style-name="OrgSrcBlock"><text:s/><text:s/>(<text:span text:style-name="OrgSrcFontLockKeywordFace">progn</text:span></text:p>
      <text:p text:style-name="OrgSrcBlock"><text:s/><text:s/><text:s/><text:s/>(<text:span text:style-name="OrgSrcFontLockKeywordFace">setq</text:span><text:s/>org-src-window-setup<text:s/>'current-window)</text:p>
      <text:p text:style-name="OrgSrcBlock"><text:s/><text:s/><text:s/><text:s/>(<text:span text:style-name="OrgSrcFontLockKeywordFace">setq</text:span><text:s/>org-src-fontify-natively<text:s/>t)</text:p>
      <text:p text:style-name="OrgSrcBlock"><text:s/><text:s/><text:s/><text:s/>(<text:span text:style-name="OrgSrcFontLockKeywordFace">setq</text:span><text:s/>org-link-frame-setup<text:s/>'((file<text:s/>.<text:s/>find-file))))</text:p>
      <text:p text:style-name="OrgSrcBlock"><text:s/><text:s/><text:span text:style-name="OrgSrcFontLockBuiltinFace">:defer</text:span><text:s/>t</text:p>
      <text:p text:style-name="OrgSrcBlock"><text:s/><text:s/><text:span text:style-name="OrgSrcFontLockBuiltinFace">:config</text:span></text:p>
      <text:p text:style-name="OrgSrcBlockLastLine"><text:s/><text:s/>(<text:span text:style-name="OrgSrcFontLockKeywordFace">bind-key</text:span><text:s/><text:span text:style-name="OrgSrcFontLockStringFace">"C-c<text:s/>a<text:s/>t"</text:span><text:s/>'org-todo-list<text:s/>org-mode-map))</text:p>
      <text:h text:style-name="Heading_20_2" text:outline-level="2" text:is-list-header="false">
<text:bookmark-start text:name="OrgXref.org22c918c"/>
<text:bookmark text:name="org22c918c"/>Flycheck
<text:bookmark-end text:name="OrgXref.org22c918c"/></text:h>
      <text:h text:style-name="Heading_20_3" text:outline-level="3" text:is-list-header="false">
<text:bookmark-start text:name="OrgXref.org92a7bcb"/>
<text:bookmark text:name="org92a7bcb"/>Init
<text:bookmark-end text:name="OrgXref.org92a7bcb"/></text:h>
      <text:p text:style-name="OrgSrcBlockLastLine"/>
      <text:h text:style-name="Heading_20_3" text:outline-level="3" text:is-list-header="false">
<text:bookmark-start text:name="OrgXref.org6ad6cbb"/>
<text:bookmark text:name="org6ad6cbb"/>Configuration
<text:bookmark-end text:name="OrgXref.org6ad6cbb"/></text:h>
      <text:p text:style-name="OrgSrcBlock">(<text:span text:style-name="OrgSrcFontLockKeywordFace">use-package</text:span><text:s/><text:span text:style-name="OrgSrcFontLockConstantFace">flycheck</text:span></text:p>
      <text:p text:style-name="OrgSrcBlock"><text:s/><text:s/><text:span text:style-name="OrgSrcFontLockBuiltinFace">:config</text:span></text:p>
      <text:p text:style-name="OrgSrcBlock"><text:s/><text:s/>(<text:span text:style-name="OrgSrcFontLockKeywordFace">progn</text:span></text:p>
      <text:p text:style-name="OrgSrcBlockLastLine"><text:s/><text:s/><text:s/><text:s/>(global-flycheck-mode)))</text:p>
      <text:list text:style-name="OrgNumberedList" text:continue-numbering="false">
        <text:list-item>
          <text:p text:style-name="Text_20_body">
<text:bookmark-start text:name="OrgXref.org5ddbe99"/>
<text:bookmark text:name="org5ddbe99"/>Disable in org-source code block
<text:bookmark-end text:name="OrgXref.org5ddbe99"/></text:p>
          <text:p text:style-name="OrgSrcBlock">(<text:span text:style-name="OrgSrcFontLockKeywordFace">require</text:span><text:s/>'<text:span text:style-name="OrgSrcFontLockConstantFace">flycheck</text:span>)</text:p>
          <text:p text:style-name="OrgSrcBlock">(<text:span text:style-name="OrgSrcFontLockKeywordFace">defun</text:span><text:s/><text:span text:style-name="OrgSrcFontLockFunctionNameFace">disable-flycheck-in-org-src-block</text:span><text:s/>()</text:p>
          <text:p text:style-name="OrgSrcBlock"><text:s/><text:s/>(<text:span text:style-name="OrgSrcFontLockKeywordFace">setq-local</text:span><text:s/>flycheck-disabled-checkers<text:s/>'(emacs-lisp-checkdoc)))</text:p>
          <text:p text:style-name="OrgSrcBlockLastLine">(add-hook<text:s/>'org-src-mode-hook<text:s/>'disable-flycheck-in-org-src-block)</text:p>
        </text:list-item>
      </text:list>
      <text:h text:style-name="Heading_20_2" text:outline-level="2" text:is-list-header="false">
<text:bookmark-start text:name="OrgXref.orge8fd5c1"/>
<text:bookmark text:name="orge8fd5c1"/>Which-key
<text:bookmark-end text:name="OrgXref.orge8fd5c1"/></text:h>
      <text:h text:style-name="Heading_20_3" text:outline-level="3" text:is-list-header="false">
<text:bookmark-start text:name="OrgXref.org90c8065"/>
<text:bookmark text:name="org90c8065"/>init
<text:bookmark-end text:name="OrgXref.org90c8065"/></text:h>
      <text:p text:style-name="OrgSrcBlockLastLine">(which-key-mode<text:s/>1)</text:p>
      <text:h text:style-name="Heading_20_2" text:outline-level="2" text:is-list-header="false">
<text:bookmark-start text:name="OrgXref.orgac1d1fa"/>
<text:bookmark text:name="orgac1d1fa"/>Irony
<text:bookmark-end text:name="OrgXref.orgac1d1fa"/></text:h>
      <text:p text:style-name="OrgSrcBlock">(add-hook<text:s/>'c++-mode-hook<text:s/>'irony-mode)</text:p>
      <text:p text:style-name="OrgSrcBlock">(add-hook<text:s/>'irony-mode-hook<text:s/>'irony-cdb-autosetup-compile-options)</text:p>
      <text:p text:style-name="OrgSrcBlockLastLine">(add-hook<text:s/>'irony-mode-hook<text:s/>#'irony-eldoc)</text:p>
      <text:h text:style-name="Heading_20_2" text:outline-level="2" text:is-list-header="false">
<text:bookmark-start text:name="OrgXref.orgc32ba21"/>
<text:bookmark text:name="orgc32ba21"/>EXWM
<text:bookmark-end text:name="OrgXref.orgc32ba21"/></text:h>
      <text:p text:style-name="OrgSrcBlock"><text:span text:style-name="OrgSrcFontLockCommentDelimiterFace">;</text:span><text:span text:style-name="OrgSrcFontLockCommentFace">(defun<text:s/>startxwm<text:s/>()</text:span></text:p>
      <text:p text:style-name="OrgSrcBlock"><text:span text:style-name="OrgSrcFontLockCommentDelimiterFace">;<text:s/><text:s/></text:span><text:span text:style-name="OrgSrcFontLockCommentFace">"Configure<text:s/>."</text:span></text:p>
      <text:p text:style-name="OrgSrcBlock"><text:span text:style-name="OrgSrcFontLockCommentDelimiterFace">;<text:s/><text:s/></text:span><text:span text:style-name="OrgSrcFontLockCommentFace">(progn</text:span></text:p>
      <text:p text:style-name="OrgSrcBlock"><text:span text:style-name="OrgSrcFontLockCommentDelimiterFace">;<text:s/><text:s/><text:s/><text:s/></text:span><text:span text:style-name="OrgSrcFontLockCommentFace">(require<text:s/>'exwm)</text:span></text:p>
      <text:p text:style-name="OrgSrcBlock"><text:span text:style-name="OrgSrcFontLockCommentDelimiterFace">;<text:s/><text:s/><text:s/><text:s/></text:span><text:span text:style-name="OrgSrcFontLockCommentFace">(require<text:s/>'exwm-config)</text:span></text:p>
      <text:p text:style-name="OrgSrcBlock"><text:span text:style-name="OrgSrcFontLockCommentDelimiterFace">;<text:s/><text:s/><text:s/><text:s/></text:span><text:span text:style-name="OrgSrcFontLockCommentFace">(exwm-config-ido)</text:span></text:p>
      <text:p text:style-name="OrgSrcBlock"><text:span text:style-name="OrgSrcFontLockCommentDelimiterFace">;<text:s/><text:s/><text:s/><text:s/></text:span><text:span text:style-name="OrgSrcFontLockCommentFace">(setq<text:s/>exwm-workspace-number<text:s/>4)</text:span></text:p>
      <text:p text:style-name="OrgSrcBlock"><text:span text:style-name="OrgSrcFontLockCommentDelimiterFace">;<text:s/><text:s/><text:s/><text:s/></text:span><text:span text:style-name="OrgSrcFontLockCommentFace">(exwm-enable)</text:span></text:p>
      <text:p text:style-name="OrgSrcBlock"><text:span text:style-name="OrgSrcFontLockCommentDelimiterFace">;<text:s/><text:s/><text:s/><text:s/></text:span><text:span text:style-name="OrgSrcFontLockCommentFace">))</text:span></text:p>
      <text:p text:style-name="OrgSrcBlock">(menu-bar-mode<text:s/>-1)</text:p>
      <text:p text:style-name="OrgSrcBlock">(tool-bar-mode<text:s/>-1)</text:p>
      <text:p text:style-name="OrgSrcBlock">(scroll-bar-mode<text:s/>-1)</text:p>
      <text:p text:style-name="OrgSrcBlock">(fringe-mode<text:s/>1)</text:p>
      <text:p text:style-name="OrgSrcBlock">(<text:span text:style-name="OrgSrcFontLockKeywordFace">setq</text:span><text:s/>display-time-default-load-average<text:s/>nil)</text:p>
      <text:p text:style-name="OrgSrcBlockLastLine">(display-time-mode)</text:p>
      <text:h text:style-name="Heading_20_1" text:outline-level="1" text:is-list-header="false">
<text:bookmark-start text:name="OrgXref.org2afc9e1"/>
<text:bookmark text:name="org2afc9e1"/>Scripts and assists
<text:bookmark-end text:name="OrgXref.org2afc9e1"/></text:h>
      <text:h text:style-name="Heading_20_2" text:outline-level="2" text:is-list-header="false">
<text:bookmark-start text:name="OrgXref.org279da4f"/>
<text:bookmark text:name="org279da4f"/>C++ Scripts for C++ mode
<text:bookmark-end text:name="OrgXref.org279da4f"/></text:h>
      <text:h text:style-name="Heading_20_3" text:outline-level="3" text:is-list-header="false">
<text:bookmark-start text:name="OrgXref.org6e50b20"/>
<text:bookmark text:name="org6e50b20"/>Todos
<text:bookmark-end text:name="OrgXref.org6e50b20"/></text:h>
      <text:list text:style-name="OrgNumberedList" text:continue-numbering="false">
        <text:list-item>
          <text:p text:style-name="Text_20_body">
<text:bookmark-start text:name="OrgXref.org3dbcec0"/>
<text:bookmark text:name="org3dbcec0"/><text:span text:style-name="OrgTodo">TODO</text:span> Jump to definition for c++ header includes
<text:bookmark-end text:name="OrgXref.org3dbcec0"/></text:p>
        </text:list-item>
        <text:list-item>
          <text:p text:style-name="Text_20_body">
<text:bookmark-start text:name="OrgXref.org99ce9ee"/>
<text:bookmark text:name="org99ce9ee"/><text:span text:style-name="OrgTodo">TODO</text:span> Projectile go to file under cursor (optionally move this to general scripts)
<text:bookmark-end text:name="OrgXref.org99ce9ee"/></text:p>
        </text:list-item>
      </text:list>
      <text:h text:style-name="Heading_20_3" text:outline-level="3" text:is-list-header="false">
<text:bookmark-start text:name="OrgXref.orgb6a8312"/>
<text:bookmark text:name="orgb6a8312"/>Swap to header or vice-versa
<text:bookmark-end text:name="OrgXref.orgb6a8312"/></text:h>
      <text:p text:style-name="OrgSrcBlock">(<text:span text:style-name="OrgSrcFontLockKeywordFace">require</text:span><text:s/>'<text:span text:style-name="OrgSrcFontLockConstantFace">projectile</text:span>)</text:p>
      <text:p text:style-name="OrgSrcBlock">(<text:span text:style-name="OrgSrcFontLockKeywordFace">require</text:span><text:s/>'<text:span text:style-name="OrgSrcFontLockConstantFace">helm</text:span>)</text:p>
      <text:p text:style-name="OrgSrcBlock">(<text:span text:style-name="OrgSrcFontLockKeywordFace">require</text:span><text:s/>'<text:span text:style-name="OrgSrcFontLockConstantFace">evil</text:span>)</text:p>
      <text:p text:style-name="OrgSrcBlock">(<text:span text:style-name="OrgSrcFontLockKeywordFace">defun</text:span><text:s/><text:span text:style-name="OrgSrcFontLockFunctionNameFace">ends-with?</text:span><text:s/>(str<text:s/>containing)</text:p>
      <text:p text:style-name="OrgSrcBlock"><text:s/><text:s/><text:span text:style-name="OrgSrcFontLockDocFace">"Code:<text:s/>Sees<text:s/>if<text:s/>CONTAINING<text:s/>is<text:s/>at<text:s/>the<text:s/>end<text:s/>of<text:s/>STR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equal<text:s/>(substring<text:s/>str</text:p>
      <text:p text:style-name="OrgSrcBlock"><text:tab/><text:tab/><text:tab/>(-<text:s/>(length<text:s/>str)</text:p>
      <text:p text:style-name="OrgSrcBlock"><text:tab/><text:tab/><text:tab/><text:s/><text:s/><text:s/>(length<text:s/>containing))</text:p>
      <text:p text:style-name="OrgSrcBlock"><text:tab/><text:tab/><text:s/><text:s/>(length<text:s/>str))</text:p>
      <text:p text:style-name="OrgSrcBlock"><text:s/><text:s/><text:s/><text:s/><text:s/><text:s/><text:s/>containing)</text:p>
      <text:p text:style-name="OrgSrcBlock"><text:s/><text:s/><text:s/><text:s/><text:s/><text:s/>t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swap-ends</text:span><text:s/>(str<text:s/>from<text:s/>to)</text:p>
      <text:p text:style-name="OrgSrcBlock"><text:s/><text:s/><text:span text:style-name="OrgSrcFontLockDocFace">"Code:<text:s/>Swap<text:s/>the<text:s/>suffix<text:s/>of<text:s/>STR<text:s/>FROM<text:s/>to<text:s/>TO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ends-with?<text:s/>str<text:s/>from)</text:p>
      <text:p text:style-name="OrgSrcBlock"><text:s/><text:s/><text:s/><text:s/><text:s/><text:s/>(concat</text:p>
      <text:p text:style-name="OrgSrcBlock"><text:s/><text:s/><text:s/><text:s/><text:s/><text:s/><text:s/>(substring<text:s/>str<text:s/>0</text:p>
      <text:p text:style-name="OrgSrcBlock"><text:tab/><text:tab/><text:s/><text:s/>(-<text:s/>(length<text:s/>str)</text:p>
      <text:p text:style-name="OrgSrcBlock"><text:tab/><text:tab/><text:s/><text:s/><text:s/><text:s/><text:s/>(length<text:s/>from)))</text:p>
      <text:p text:style-name="OrgSrcBlock"><text:s/><text:s/><text:s/><text:s/><text:s/><text:s/><text:s/>to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swap</text:span><text:s/>()</text:p>
      <text:p text:style-name="OrgSrcBlock"><text:s/><text:s/><text:span text:style-name="OrgSrcFontLockDocFace">"Code:<text:s/>Jump<text:s/>from<text:s/>a<text:s/>header<text:s/>file<text:s/>to<text:s/>its<text:s/>implementation<text:s/>or<text:s/>vice-versa<text:s/>if<text:s/>they<text:s/>exist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cond</text:span><text:s/>((ends-with?<text:s/>buffer-file-name<text:s/><text:span text:style-name="OrgSrcFontLockStringFace">".cpp"</text:span>)</text:p>
      <text:p text:style-name="OrgSrcBlock"><text:tab/><text:s/>(<text:span text:style-name="OrgSrcFontLockKeywordFace">if</text:span><text:s/>(file-exists-p<text:s/>(swap-ends<text:s/>buffer-file-name<text:s/><text:span text:style-name="OrgSrcFontLockStringFace">".cpp"</text:span><text:s/><text:span text:style-name="OrgSrcFontLockStringFace">".h"</text:span>))</text:p>
      <text:p text:style-name="OrgSrcBlock"><text:tab/><text:s/><text:s/><text:s/><text:s/><text:s/>(find-file<text:s/>(swap-ends<text:s/>buffer-file-name<text:s/><text:span text:style-name="OrgSrcFontLockStringFace">".cpp"</text:span><text:s/><text:span text:style-name="OrgSrcFontLockStringFace">".h"</text:span>))</text:p>
      <text:p text:style-name="OrgSrcBlock"><text:tab/><text:s/><text:s/><text:s/>(message<text:s/><text:span text:style-name="OrgSrcFontLockStringFace">"no<text:s/>header<text:s/>file"</text:span>)))</text:p>
      <text:p text:style-name="OrgSrcBlock"><text:tab/>((ends-with?<text:s/>buffer-file-name<text:s/><text:span text:style-name="OrgSrcFontLockStringFace">".h"</text:span>)</text:p>
      <text:p text:style-name="OrgSrcBlock"><text:tab/><text:s/>(<text:span text:style-name="OrgSrcFontLockKeywordFace">if</text:span><text:s/>(file-exists-p<text:s/>(swap-ends<text:s/>buffer-file-name<text:s/><text:span text:style-name="OrgSrcFontLockStringFace">".h"</text:span><text:s/><text:span text:style-name="OrgSrcFontLockStringFace">".cpp"</text:span>))</text:p>
      <text:p text:style-name="OrgSrcBlock"><text:tab/><text:s/><text:s/><text:s/><text:s/><text:s/>(find-file<text:s/>(swap-ends<text:s/>buffer-file-name<text:s/><text:span text:style-name="OrgSrcFontLockStringFace">".h"</text:span><text:s/><text:span text:style-name="OrgSrcFontLockStringFace">".cpp"</text:span>))</text:p>
      <text:p text:style-name="OrgSrcBlock"><text:tab/><text:s/><text:s/><text:s/>(message<text:s/><text:span text:style-name="OrgSrcFontLockStringFace">"no<text:s/>implementation<text:s/>file"</text:span>)))))</text:p>
      <text:p text:style-name="OrgSrcBlock"/>
      <text:p text:style-name="OrgSrcBlock">(add-hook<text:s/>'c++-mode-hook</text:p>
      <text:p text:style-name="OrgSrcBlock"><text:tab/><text:s/><text:s/>(<text:span text:style-name="OrgSrcFontLockKeywordFace">lambda</text:span><text:s/>()<text:s/>(local-set-key<text:s/>(kbd<text:s/><text:span text:style-name="OrgSrcFontLockStringFace">"C-c<text:s/>c"</text:span>)<text:s/>'compile)))</text:p>
      <text:p text:style-name="OrgSrcBlock">(add-hook<text:s/>'c++-mode-hook</text:p>
      <text:p text:style-name="OrgSrcBlock"><text:tab/><text:s/><text:s/>(<text:span text:style-name="OrgSrcFontLockKeywordFace">lambda</text:span><text:s/>()<text:s/>(define-key<text:s/>evil-normal-state-map<text:s/>(kbd<text:s/><text:span text:style-name="OrgSrcFontLockStringFace">"&lt;C-SPC&gt;"</text:span>)<text:s/>'swap)))</text:p>
      <text:p text:style-name="OrgSrcBlockLastLine">(projectile-load-known-projects)</text:p>
      <text:p text:style-name="OrgSrcBlockLastLine"/>
      <text:h text:style-name="Heading_20_1" text:outline-level="1" text:is-list-header="false">
<text:bookmark-start text:name="OrgXref.org6d17774"/>
<text:bookmark text:name="org6d17774"/>Keybinds
<text:bookmark-end text:name="OrgXref.org6d17774"/></text:h>
      <text:h text:style-name="Heading_20_3" text:outline-level="3" text:is-list-header="false">
<text:bookmark-start text:name="OrgXref.org9f3305e"/>
<text:bookmark text:name="org9f3305e"/>Global ( spacemacs inspired )
<text:bookmark-end text:name="OrgXref.org9f3305e"/></text:h>
      <text:p text:style-name="Text_20_body">Requires evil helm and neotree
</text:p>
      <text:p text:style-name="OrgSrcBlock">(<text:span text:style-name="OrgSrcFontLockKeywordFace">require</text:span><text:s/>'<text:span text:style-name="OrgSrcFontLockConstantFace">evil</text:span>)</text:p>
      <text:p text:style-name="OrgSrcBlock">(<text:span text:style-name="OrgSrcFontLockKeywordFace">require</text:span><text:s/>'<text:span text:style-name="OrgSrcFontLockConstantFace">helm</text:span>)</text:p>
      <text:p text:style-name="OrgSrcBlock">(<text:span text:style-name="OrgSrcFontLockKeywordFace">require</text:span><text:s/>'<text:span text:style-name="OrgSrcFontLockConstantFace">helm-files</text:span>)</text:p>
      <text:p text:style-name="OrgSrcBlock">(<text:span text:style-name="OrgSrcFontLockKeywordFace">require</text:span><text:s/>'<text:span text:style-name="OrgSrcFontLockConstantFace">neotree</text:span>)</text:p>
      <text:p text:style-name="OrgSrcBlock">(<text:span text:style-name="OrgSrcFontLockKeywordFace">defun</text:span><text:s/><text:span text:style-name="OrgSrcFontLockFunctionNameFace">add</text:span><text:s/>(k-map<text:s/>binding<text:s/>func)</text:p>
      <text:p text:style-name="OrgSrcBlock"><text:s/><text:s/><text:s/><text:s/><text:span text:style-name="OrgSrcFontLockDocFace">"Given<text:s/>K-MAP<text:s/>BINDING<text:s/>and<text:s/>FUNC."</text:span></text:p>
      <text:p text:style-name="OrgSrcBlock"><text:s/><text:s/><text:s/><text:s/>(<text:span text:style-name="OrgSrcFontLockKeywordFace">interactive</text:span>)</text:p>
      <text:p text:style-name="OrgSrcBlock"><text:s/><text:s/><text:s/><text:s/>(define-key<text:s/>k-map<text:s/>(kbd<text:s/>binding)<text:s/>func)</text:p>
      <text:p text:style-name="OrgSrcBlock"><text:s/><text:s/><text:s/><text:s/>)</text:p>
      <text:p text:style-name="OrgSrcBlock">(<text:span text:style-name="OrgSrcFontLockKeywordFace">defun</text:span><text:s/><text:span text:style-name="OrgSrcFontLockFunctionNameFace">set-main-keymaps</text:span>()</text:p>
      <text:p text:style-name="OrgSrcBlock"><text:s/><text:s/><text:s/><text:s/><text:span text:style-name="OrgSrcFontLockDocFace">"Set<text:s/>keymaps."</text:span></text:p>
      <text:p text:style-name="OrgSrcBlock"><text:s/><text:s/><text:s/><text:s/>(<text:span text:style-name="OrgSrcFontLockKeywordFace">let</text:span><text:s/>((map<text:s/>(make-sparse-keymap))</text:p>
      <text:p text:style-name="OrgSrcBlock"><text:tab/>(e-normal<text:s/>evil-normal-state-map))</text:p>
      <text:p text:style-name="OrgSrcBlock"><text:s/><text:s/><text:s/><text:s/>(<text:span text:style-name="OrgSrcFontLockKeywordFace">progn</text:span></text:p>
      <text:p text:style-name="OrgSrcBlock"><text:tab/><text:span text:style-name="OrgSrcFontLockCommentDelimiterFace">;</text:span><text:span text:style-name="OrgSrcFontLockCommentFace">(evil-ex-define-cmd<text:s/>"q"<text:s/>'kill-this-buffer)</text:span></text:p>
      <text:p text:style-name="OrgSrcBlock"><text:tab/><text:span text:style-name="OrgSrcFontLockCommentDelimiterFace">;</text:span><text:span text:style-name="OrgSrcFontLockCommentFace">(evil-ex-define-cmd<text:s/>"quit"<text:s/>'evil-quit)</text:span></text:p>
      <text:p text:style-name="OrgSrcBlock"><text:tab/>(add<text:s/>map<text:s/><text:span text:style-name="OrgSrcFontLockStringFace">"C-x<text:s/>b"</text:span><text:s/>'helm-buffers-list)</text:p>
      <text:p text:style-name="OrgSrcBlock"><text:tab/>(add<text:s/>map<text:s/><text:span text:style-name="OrgSrcFontLockStringFace">"C-x<text:s/>f"</text:span><text:s/>'helm-find-files)</text:p>
      <text:p text:style-name="OrgSrcBlock"><text:tab/>(add<text:s/>e-normal<text:s/><text:span text:style-name="OrgSrcFontLockStringFace">"&lt;SPC&gt;<text:s/>b<text:s/>d"</text:span><text:s/>'kill-current-buffer)</text:p>
      <text:p text:style-name="OrgSrcBlock"><text:tab/>(add<text:s/>e-normal<text:s/><text:span text:style-name="OrgSrcFontLockStringFace">"&lt;SPC&gt;<text:s/>b<text:s/>b"</text:span><text:s/>'helm-buffers-list)</text:p>
      <text:p text:style-name="OrgSrcBlock"><text:tab/>(add<text:s/>e-normal<text:s/><text:span text:style-name="OrgSrcFontLockStringFace">"&lt;SPC&gt;<text:s/>b<text:s/>p"</text:span><text:s/>'previous-buffer)</text:p>
      <text:p text:style-name="OrgSrcBlock"><text:tab/>(add<text:s/>e-normal<text:s/><text:span text:style-name="OrgSrcFontLockStringFace">"&lt;SPC&gt;<text:s/>b<text:s/>n"</text:span><text:s/>'next-buffer)</text:p>
      <text:p text:style-name="OrgSrcBlock"><text:tab/>(add<text:s/>e-normal<text:s/><text:span text:style-name="OrgSrcFontLockStringFace">"&lt;SPC&gt;<text:s/>w<text:s/>k"</text:span><text:s/>'windmove-up)</text:p>
      <text:p text:style-name="OrgSrcBlock"><text:tab/>(add<text:s/>e-normal<text:s/><text:span text:style-name="OrgSrcFontLockStringFace">"&lt;SPC&gt;<text:s/>w<text:s/>j"</text:span><text:s/>'windmove-down)</text:p>
      <text:p text:style-name="OrgSrcBlock"><text:tab/>(add<text:s/>e-normal<text:s/><text:span text:style-name="OrgSrcFontLockStringFace">"&lt;SPC&gt;<text:s/>w<text:s/>h"</text:span><text:s/>'windmove-left)</text:p>
      <text:p text:style-name="OrgSrcBlock"><text:tab/>(add<text:s/>e-normal<text:s/><text:span text:style-name="OrgSrcFontLockStringFace">"&lt;SPC&gt;<text:s/>w<text:s/>l"</text:span><text:s/>'windmove-right)</text:p>
      <text:p text:style-name="OrgSrcBlock"><text:tab/>(add<text:s/>e-normal<text:s/><text:span text:style-name="OrgSrcFontLockStringFace">"&lt;SPC&gt;<text:s/>w<text:s/>/"</text:span><text:s/>'split-window-right)</text:p>
      <text:p text:style-name="OrgSrcBlock"><text:tab/>(add<text:s/>e-normal<text:s/><text:span text:style-name="OrgSrcFontLockStringFace">"&lt;SPC&gt;<text:s/>w<text:s/>-"</text:span><text:s/>'split-window-below)</text:p>
      <text:p text:style-name="OrgSrcBlock"><text:tab/>(add<text:s/>e-normal<text:s/><text:span text:style-name="OrgSrcFontLockStringFace">"&lt;SPC&gt;<text:s/>f<text:s/>f"</text:span><text:s/>'helm-find-files)</text:p>
      <text:p text:style-name="OrgSrcBlock"><text:tab/>(add<text:s/>e-normal<text:s/><text:span text:style-name="OrgSrcFontLockStringFace">"&lt;SPC&gt;<text:s/>&lt;SPC&gt;"</text:span><text:s/>'helm-M-x)</text:p>
      <text:p text:style-name="OrgSrcBlock"><text:tab/>(add<text:s/>e-normal<text:s/><text:span text:style-name="OrgSrcFontLockStringFace">"&lt;SPC&gt;<text:s/>f<text:s/>t"</text:span><text:s/>'neotree-toggle)</text:p>
      <text:p text:style-name="OrgSrcBlock"><text:tab/>(add<text:s/>e-normal<text:s/><text:span text:style-name="OrgSrcFontLockStringFace">"&lt;SPC&gt;<text:s/>p<text:s/>f"</text:span></text:p>
      <text:p text:style-name="OrgSrcBlock"><text:tab/>(<text:span text:style-name="OrgSrcFontLockKeywordFace">defun</text:span><text:s/><text:span text:style-name="OrgSrcFontLockFunctionNameFace">project-dir</text:span><text:s/>()</text:p>
      <text:p text:style-name="OrgSrcBlock"><text:tab/><text:s/><text:s/><text:s/><text:s/>(<text:span text:style-name="OrgSrcFontLockKeywordFace">interactive</text:span>)</text:p>
      <text:p text:style-name="OrgSrcBlock"><text:tab/><text:s/><text:s/><text:s/><text:s/>(helm-find-files-1<text:s/><text:span text:style-name="OrgSrcFontLockStringFace">"~/projects/"</text:span>)))</text:p>
      <text:p text:style-name="OrgSrcBlock"><text:tab/>(add<text:s/>e-normal<text:s/><text:span text:style-name="OrgSrcFontLockStringFace">"&lt;SPC&gt;<text:s/>f<text:s/>e<text:s/>d"</text:span></text:p>
      <text:p text:style-name="OrgSrcBlock"><text:tab/>(<text:span text:style-name="OrgSrcFontLockKeywordFace">defun</text:span><text:s/><text:span text:style-name="OrgSrcFontLockFunctionNameFace">main-config</text:span>()</text:p>
      <text:p text:style-name="OrgSrcBlock"><text:tab/><text:s/><text:s/><text:s/><text:s/>(<text:span text:style-name="OrgSrcFontLockKeywordFace">interactive</text:span>)<text:s/>(find-file<text:s/><text:span text:style-name="OrgSrcFontLockStringFace">"~/.emacs.d/main.org"</text:span>)))</text:p>
      <text:p text:style-name="OrgSrcBlock"><text:tab/>(add<text:s/>e-normal<text:s/><text:span text:style-name="OrgSrcFontLockStringFace">"&lt;SPC&gt;<text:s/>b<text:s/>h"</text:span></text:p>
      <text:p text:style-name="OrgSrcBlock"><text:tab/><text:s/><text:s/><text:s/><text:s/><text:s/>(<text:span text:style-name="OrgSrcFontLockKeywordFace">defun</text:span><text:s/><text:span text:style-name="OrgSrcFontLockFunctionNameFace">home-buffer</text:span>()</text:p>
      <text:p text:style-name="OrgSrcBlock"><text:tab/><text:s/><text:s/><text:s/><text:s/><text:s/><text:s/><text:s/>(<text:span text:style-name="OrgSrcFontLockKeywordFace">interactive</text:span>)<text:s/>(find-file<text:s/><text:span text:style-name="OrgSrcFontLockStringFace">"~/.emacs.d/.home.org"</text:span>)))</text:p>
      <text:p text:style-name="OrgSrcBlock"><text:tab/>)</text:p>
      <text:p text:style-name="OrgSrcBlock"><text:s/><text:s/><text:s/><text:s/>map))</text:p>
      <text:p text:style-name="OrgSrcBlock">(set-main-keymaps)</text:p>
      <text:p text:style-name="OrgSrcBlock"/>
      <text:p text:style-name="OrgSrcBlock">(<text:span text:style-name="OrgSrcFontLockKeywordFace">require</text:span><text:s/>'<text:span text:style-name="OrgSrcFontLockConstantFace">helm</text:span>)</text:p>
      <text:p text:style-name="OrgSrcBlock">(<text:span text:style-name="OrgSrcFontLockKeywordFace">require</text:span><text:s/>'<text:span text:style-name="OrgSrcFontLockConstantFace">helm-files</text:span>)</text:p>
      <text:p text:style-name="OrgSrcBlock">(<text:span text:style-name="OrgSrcFontLockKeywordFace">require</text:span><text:s/>'<text:span text:style-name="OrgSrcFontLockConstantFace">helm-command</text:span>)</text:p>
      <text:p text:style-name="OrgSrcBlock">(global-unset-key<text:s/>(kbd<text:s/><text:span text:style-name="OrgSrcFontLockStringFace">"\C-f"</text:span>))</text:p>
      <text:p text:style-name="OrgSrcBlock">(local-unset-key<text:s/>(kbd<text:s/><text:span text:style-name="OrgSrcFontLockStringFace">"\C-f"</text:span>))</text:p>
      <text:p text:style-name="OrgSrcBlock">(define-prefix-command<text:s/>'custom-map)</text:p>
      <text:p text:style-name="OrgSrcBlock">(global-set-key<text:s/>(kbd<text:s/><text:span text:style-name="OrgSrcFontLockStringFace">"&lt;C-return&gt;"</text:span>)<text:s/>'custom-map)</text:p>
      <text:p text:style-name="OrgSrcBlock">(<text:span text:style-name="OrgSrcFontLockKeywordFace">defun</text:span><text:s/><text:span text:style-name="OrgSrcFontLockFunctionNameFace">goconfig</text:span><text:s/>(conf-file)</text:p>
      <text:p text:style-name="OrgSrcBlock"><text:span text:style-name="OrgSrcFontLockDocFace">"Go<text:s/>to<text:s/>main<text:s/>configuration<text:s/>CONF-FILE<text:s/>as<text:s/>input<text:s/>file."</text:span></text:p>
      <text:p text:style-name="OrgSrcBlock">(<text:span text:style-name="OrgSrcFontLockKeywordFace">interactive</text:span>)</text:p>
      <text:p text:style-name="OrgSrcBlock">(<text:span text:style-name="OrgSrcFontLockKeywordFace">defvar</text:span><text:s/><text:span text:style-name="OrgSrcFontLockVariableNameFace">a-base</text:span><text:s/><text:span text:style-name="OrgSrcFontLockStringFace">"/home/hayden/emacs/"</text:span>)</text:p>
      <text:p text:style-name="OrgSrcBlock">(<text:span text:style-name="OrgSrcFontLockKeywordFace">if</text:span><text:s/>(equal<text:s/><text:span text:style-name="OrgSrcFontLockStringFace">".emacs"</text:span><text:s/>conf-file)</text:p>
      <text:p text:style-name="OrgSrcBlock"><text:s/><text:s/><text:s/><text:s/>(find-file<text:s/>(concat<text:s/>a-base<text:s/>conf-file))</text:p>
      <text:p text:style-name="OrgSrcBlock"><text:s/><text:s/><text:s/><text:s/>(find-file<text:s/>(concat<text:s/>a-base<text:s/><text:span text:style-name="OrgSrcFontLockStringFace">".emacs.d/"</text:span><text:s/>conf-file))))</text:p>
      <text:p text:style-name="OrgSrcBlock"/>
      <text:p text:style-name="OrgSrcBlock">(define-key<text:s/>helm-map<text:s/>(kbd<text:s/><text:span text:style-name="OrgSrcFontLockStringFace">"TAB"</text:span>)<text:s/>#'helm-execute-persistent-action)</text:p>
      <text:p text:style-name="OrgSrcBlock">(define-key<text:s/>helm-map<text:s/>(kbd<text:s/><text:span text:style-name="OrgSrcFontLockStringFace">"C-h"</text:span>)<text:s/>#'helm-find-files-up-one-level)</text:p>
      <text:p text:style-name="OrgSrcBlock"/>
      <text:p text:style-name="OrgSrcBlock">(add-hook<text:s/>'helm-after-initialize-hook</text:p>
      <text:p text:style-name="OrgSrcBlock"><text:tab/>(<text:span text:style-name="OrgSrcFontLockKeywordFace">lambda</text:span>()</text:p>
      <text:p text:style-name="OrgSrcBlock"><text:tab/><text:s/><text:s/><text:s/><text:s/>(define-key<text:s/>helm-buffer-map<text:s/>(kbd<text:s/><text:span text:style-name="OrgSrcFontLockStringFace">"ESC"</text:span>)<text:s/>'helm-keyboard-quit)</text:p>
      <text:p text:style-name="OrgSrcBlock"><text:tab/><text:s/><text:s/><text:s/><text:s/>(define-key<text:s/>helm-M-x-map<text:s/>(kbd<text:s/><text:span text:style-name="OrgSrcFontLockStringFace">"ESC"</text:span>)<text:s/>'helm-keyboard-quit)</text:p>
      <text:p text:style-name="OrgSrcBlock"><text:tab/><text:s/><text:s/><text:s/><text:s/>(define-key<text:s/>helm-map<text:s/>(kbd<text:s/><text:span text:style-name="OrgSrcFontLockStringFace">"ESC"</text:span>)<text:s/>'helm-keyboard-quit)</text:p>
      <text:p text:style-name="OrgSrcBlock"><text:tab/><text:s/><text:s/><text:s/><text:s/>(define-key<text:s/>helm-find-files-map<text:s/>(kbd<text:s/><text:span text:style-name="OrgSrcFontLockStringFace">"ESC"</text:span>)<text:s/>'helm-keyboard-quit)))</text:p>
      <text:p text:style-name="OrgSrcBlock"/>
      <text:p text:style-name="OrgSrcBlock">(add-hook<text:s/>'neotree-mode-hook</text:p>
      <text:p text:style-name="OrgSrcBlock"><text:tab/>(<text:span text:style-name="OrgSrcFontLockKeywordFace">lambda</text:span><text:s/>()</text:p>
      <text:p text:style-name="OrgSrcBlock"><text:tab/><text:s/><text:s/><text:s/><text:s/>(define-key<text:s/>evil-normal-state-local-map<text:s/>(kbd<text:s/><text:span text:style-name="OrgSrcFontLockStringFace">"TAB"</text:span>)<text:s/>'neotree-enter)</text:p>
      <text:p text:style-name="OrgSrcBlock"><text:tab/><text:s/><text:s/><text:s/><text:s/>(define-key<text:s/>evil-normal-state-local-map<text:s/>(kbd<text:s/><text:span text:style-name="OrgSrcFontLockStringFace">"SPC"</text:span>)<text:s/>'neotree-enter)</text:p>
      <text:p text:style-name="OrgSrcBlock"><text:tab/><text:s/><text:s/><text:s/><text:s/>(define-key<text:s/>evil-normal-state-local-map<text:s/>(kbd<text:s/><text:span text:style-name="OrgSrcFontLockStringFace">"q"</text:span>)<text:s/>'neotree-hide)</text:p>
      <text:p text:style-name="OrgSrcBlock"><text:tab/><text:s/><text:s/><text:s/><text:s/>(define-key<text:s/>evil-normal-state-local-map<text:s/>(kbd<text:s/><text:span text:style-name="OrgSrcFontLockStringFace">"RET"</text:span>)<text:s/>'neotree-enter)))</text:p>
      <text:p text:style-name="OrgSrcBlock"/>
      <text:p text:style-name="OrgSrcBlock">(define-key<text:s/>'custom-map<text:s/>(kbd<text:s/><text:span text:style-name="OrgSrcFontLockStringFace">"c<text:s/>m"</text:span>)<text:s/>(<text:span text:style-name="OrgSrcFontLockKeywordFace">defun</text:span><text:s/><text:span text:style-name="OrgSrcFontLockFunctionNameFace">main</text:span><text:s/>()<text:s/>(<text:span text:style-name="OrgSrcFontLockKeywordFace">interactive</text:span>)<text:s/>(goconfig<text:s/><text:span text:style-name="OrgSrcFontLockStringFace">".emacs"</text:span>)))</text:p>
      <text:p text:style-name="OrgSrcBlock">(define-key<text:s/>'custom-map<text:s/>(kbd<text:s/><text:span text:style-name="OrgSrcFontLockStringFace">"c<text:s/>g"</text:span>)<text:s/>(<text:span text:style-name="OrgSrcFontLockKeywordFace">defun</text:span><text:s/><text:span text:style-name="OrgSrcFontLockFunctionNameFace">globalkeys</text:span>()<text:s/>(<text:span text:style-name="OrgSrcFontLockKeywordFace">interactive</text:span>)<text:s/>(goconfig<text:s/><text:span text:style-name="OrgSrcFontLockStringFace">"globalkeys.el"</text:span>)))</text:p>
      <text:p text:style-name="OrgSrcBlock">(define-key<text:s/>'custom-map<text:s/>(kbd<text:s/><text:span text:style-name="OrgSrcFontLockStringFace">"l<text:s/>C-p<text:s/>p"</text:span>)<text:s/>(<text:span text:style-name="OrgSrcFontLockKeywordFace">defun</text:span><text:s/><text:span text:style-name="OrgSrcFontLockFunctionNameFace">cppconfig</text:span>()<text:s/>(<text:span text:style-name="OrgSrcFontLockKeywordFace">interactive</text:span>)<text:s/>(goconfig<text:s/><text:span text:style-name="OrgSrcFontLockStringFace">"c++config.el"</text:span>)))</text:p>
      <text:p text:style-name="OrgSrcBlock">(define-key<text:s/>'custom-map<text:s/>(kbd<text:s/><text:span text:style-name="OrgSrcFontLockStringFace">"c<text:s/>c"</text:span>)<text:s/>(<text:span text:style-name="OrgSrcFontLockKeywordFace">defun</text:span><text:s/><text:span text:style-name="OrgSrcFontLockFunctionNameFace">configs</text:span>()<text:s/>(<text:span text:style-name="OrgSrcFontLockKeywordFace">interactive</text:span>)<text:s/>(helm-find-files-1<text:s/><text:span text:style-name="OrgSrcFontLockStringFace">"~/.emacs.d/"</text:span>)))</text:p>
      <text:p text:style-name="OrgSrcBlockLastLine">(define-key<text:s/>'custom-map<text:s/>(kbd<text:s/><text:span text:style-name="OrgSrcFontLockStringFace">"p"</text:span>)<text:s/>(<text:span text:style-name="OrgSrcFontLockKeywordFace">defun</text:span><text:s/><text:span text:style-name="OrgSrcFontLockFunctionNameFace">projects</text:span>()<text:s/>(<text:span text:style-name="OrgSrcFontLockKeywordFace">interactive</text:span>)<text:s/>(helm-find-files-1<text:s/><text:span text:style-name="OrgSrcFontLockStringFace">"~/projects/"</text:span>)))</text:p>
      <text:p text:style-name="OrgSrcBlockLastLine"/>
      <text:h text:style-name="Heading_20_1" text:outline-level="1" text:is-list-header="false">
<text:bookmark-start text:name="OrgXref.org13f5438"/>
<text:bookmark text:name="org13f5438"/>Appearance
<text:bookmark-end text:name="OrgXref.org13f5438"/></text:h>
      <text:h text:style-name="Heading_20_2" text:outline-level="2" text:is-list-header="false">
<text:bookmark-start text:name="OrgXref.orgc7a3ddd"/>
<text:bookmark text:name="orgc7a3ddd"/>Theming
<text:bookmark-end text:name="OrgXref.orgc7a3ddd"/></text:h>
      <text:h text:style-name="Heading_20_3" text:outline-level="3" text:is-list-header="false">
<text:bookmark-start text:name="OrgXref.org25e0f2e"/>
<text:bookmark text:name="org25e0f2e"/>Theme
<text:bookmark-end text:name="OrgXref.org25e0f2e"/></text:h>
      <text:p text:style-name="OrgSrcBlockLastLine">(load-theme<text:s/>'gruvbox)</text:p>
      <text:list text:style-name="OrgNumberedList" text:continue-numbering="false">
        <text:list-item>
          <text:p text:style-name="Text_20_body">
<text:bookmark-start text:name="OrgXref.org781596f"/>
<text:bookmark text:name="org781596f"/>Theme list
<text:bookmark-end text:name="OrgXref.org781596f"/></text:p>
          <text:p text:style-name="OrgSrcBlockLastLine">(mapc<text:s/>(<text:span text:style-name="OrgSrcFontLockKeywordFace">lambda</text:span><text:s/>(x)<text:s/>(print<text:s/>x))<text:s/>(custom-available-themes))</text:p>
        </text:list-item>
      </text:list>
      <text:h text:style-name="Heading_20_3" text:outline-level="3" text:is-list-header="false">
<text:bookmark-start text:name="OrgXref.orgac6aa6c"/>
<text:bookmark text:name="orgac6aa6c"/>Transparency
<text:bookmark-end text:name="OrgXref.orgac6aa6c"/></text:h>
      <text:p text:style-name="OrgSrcBlock">(<text:span text:style-name="OrgSrcFontLockKeywordFace">let</text:span><text:s/>((first<text:s/>90)</text:p>
      <text:p text:style-name="OrgSrcBlock"><text:s/><text:s/><text:s/><text:s/><text:s/><text:s/>(second<text:s/>86))</text:p>
      <text:p text:style-name="OrgSrcBlock"><text:s/><text:s/>(set-frame-parameter<text:s/>(selected-frame)<text:s/>'alpha<text:s/>(list<text:s/>first<text:s/>second))</text:p>
      <text:p text:style-name="OrgSrcBlockLastLine"><text:s/><text:s/>(add-to-list<text:s/>'default-frame-alist<text:s/>(list<text:s/>'alpha<text:s/>first<text:s/>second)))</text:p>
      <text:h text:style-name="Heading_20_2" text:outline-level="2" text:is-list-header="false">
<text:bookmark-start text:name="OrgXref.org9740940"/>
<text:bookmark text:name="org9740940"/>Ido Stuff
<text:bookmark-end text:name="OrgXref.org9740940"/></text:h>
      <text:p text:style-name="OrgSrcBlock">(custom-set-faces</text:p>
      <text:p text:style-name="OrgSrcBlock"><text:s/>'(ido-subdir<text:s/>((t<text:s/>(<text:span text:style-name="OrgSrcFontLockBuiltinFace">:foreground</text:span><text:s/><text:span text:style-name="OrgSrcFontLockStringFace">"#66ff00"</text:span>))))<text:s/><text:span text:style-name="OrgSrcFontLockCommentDelimiterFace">;;<text:s/></text:span><text:span text:style-name="OrgSrcFontLockCommentFace">Face<text:s/>used<text:s/>by<text:s/>ido<text:s/>for<text:s/>highlighting<text:s/>subdirs<text:s/>in<text:s/>the<text:s/>alternatives.</text:span></text:p>
      <text:p text:style-name="OrgSrcBlock"><text:s/>'(ido-first-match<text:s/>((t<text:s/>(<text:span text:style-name="OrgSrcFontLockBuiltinFace">:foreground</text:span><text:s/><text:span text:style-name="OrgSrcFontLockStringFace">"#ccff66"</text:span>))))<text:s/><text:span text:style-name="OrgSrcFontLockCommentDelimiterFace">;;<text:s/></text:span><text:span text:style-name="OrgSrcFontLockCommentFace">Face<text:s/>used<text:s/>by<text:s/>ido<text:s/>for<text:s/>highlighting<text:s/>first<text:s/>match.</text:span></text:p>
      <text:p text:style-name="OrgSrcBlock"><text:s/>'(ido-only-match<text:s/>((t<text:s/>(<text:span text:style-name="OrgSrcFontLockBuiltinFace">:foreground</text:span><text:s/><text:span text:style-name="OrgSrcFontLockStringFace">"#ffcc33"</text:span>))))<text:s/><text:span text:style-name="OrgSrcFontLockCommentDelimiterFace">;;<text:s/></text:span><text:span text:style-name="OrgSrcFontLockCommentFace">Face<text:s/>used<text:s/>by<text:s/>ido<text:s/>for<text:s/>highlighting<text:s/>only<text:s/>match.</text:span></text:p>
      <text:p text:style-name="OrgSrcBlock"><text:s/>'(ido-indicator<text:s/>((t<text:s/>(<text:span text:style-name="OrgSrcFontLockBuiltinFace">:foreground</text:span><text:s/><text:span text:style-name="OrgSrcFontLockStringFace">"#ffffff"</text:span>))))<text:s/><text:span text:style-name="OrgSrcFontLockCommentDelimiterFace">;;<text:s/></text:span><text:span text:style-name="OrgSrcFontLockCommentFace">Face<text:s/>used<text:s/>by<text:s/>ido<text:s/>for<text:s/>highlighting<text:s/>its<text:s/>indicators<text:s/>(don't<text:s/>actually<text:s/>use<text:s/>this)</text:span></text:p>
      <text:p text:style-name="OrgSrcBlock"><text:s/>'(ido-incomplete-regexp<text:s/>((t<text:s/>(<text:span text:style-name="OrgSrcFontLockBuiltinFace">:foreground</text:span><text:s/><text:span text:style-name="OrgSrcFontLockStringFace">"#ffffff"</text:span>))))<text:s/><text:span text:style-name="OrgSrcFontLockCommentDelimiterFace">;;<text:s/></text:span><text:span text:style-name="OrgSrcFontLockCommentFace">Ido<text:s/>face<text:s/>for<text:s/>indicating<text:s/>incomplete<text:s/>regexps.<text:s/>(don't<text:s/>use<text:s/>this<text:s/>either</text:span></text:p>
      <text:p text:style-name="OrgSrcBlockLastLine"><text:s/>)</text:p>
      <text:h text:style-name="Heading_20_2" text:outline-level="2" text:is-list-header="false">
<text:bookmark-start text:name="OrgXref.org62c2d56"/>
<text:bookmark text:name="org62c2d56"/>Helm Appearance
<text:bookmark-end text:name="OrgXref.org62c2d56"/></text:h>
      <text:p text:style-name="OrgSrcBlock">(add-to-list<text:s/>'display-buffer-alist</text:p>
      <text:p text:style-name="OrgSrcBlock"><text:tab/><text:s/><text:s/><text:s/><text:s/><text:s/>`(,(<text:span text:style-name="OrgSrcFontLockKeywordFace">rx</text:span><text:s/>bos<text:s/><text:span text:style-name="OrgSrcFontLockStringFace">"*helm"</text:span><text:s/>(*<text:s/>not-newline)<text:s/><text:span text:style-name="OrgSrcFontLockStringFace">"*"</text:span><text:s/>eos)</text:p>
      <text:p text:style-name="OrgSrcBlock"><text:tab/><text:tab/><text:s/><text:s/>(display-buffer-in-side-window)</text:p>
      <text:p text:style-name="OrgSrcBlock"><text:tab/><text:tab/><text:s/><text:s/>(inhibit-same-window<text:s/>.<text:s/>t)</text:p>
      <text:p text:style-name="OrgSrcBlockLastLine"><text:tab/><text:tab/><text:s/><text:s/>(window-height<text:s/>.<text:s/>0.33)))</text:p>
      <text:h text:style-name="Heading_20_2" text:outline-level="2" text:is-list-header="false">
<text:bookmark-start text:name="OrgXref.org0ab603c"/>
<text:bookmark text:name="org0ab603c"/>MSC
<text:bookmark-end text:name="OrgXref.org0ab603c"/></text:h>
      <text:p text:style-name="OrgSrcBlock">(show-paren-mode<text:s/>1)</text:p>
      <text:p text:style-name="OrgSrcBlock">(menu-bar-mode<text:s/>-1)</text:p>
      <text:p text:style-name="OrgSrcBlock">(tool-bar-mode<text:s/>-1)</text:p>
      <text:p text:style-name="OrgSrcBlockLastLine">(scroll-bar-mode<text:s/>-1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VariableNameFace" style:family="text">
      <style:text-properties fo:color="#83a598"/>
    </style:style>
    <style:style style:name="OrgSrcFontLockDocFace" style:family="text">
      <style:text-properties fo:color="#b8bb26"/>
    </style:style>
    <style:style style:name="OrgSrcFontLockFunctionNameFace" style:family="text">
      <style:text-properties fo:color="#fabd2f"/>
    </style:style>
    <style:style style:name="OrgSrcFontLockBuiltinFace" style:family="text">
      <style:text-properties fo:color="#fe8019"/>
    </style:style>
    <style:style style:name="OrgSrcFontLockStringFace" style:family="text">
      <style:text-properties fo:color="#b8bb26"/>
    </style:style>
    <style:style style:name="OrgSrcFontLockCommentFace" style:family="text">
      <style:text-properties fo:color="#7c6f64"/>
    </style:style>
    <style:style style:name="OrgSrcFontLockCommentDelimiterFace" style:family="text">
      <style:text-properties fo:color="#7c6f64"/>
    </style:style>
    <style:style style:name="OrgSrcBlock" style:family="paragraph" style:parent-style-name="Preformatted_20_Text">
      <style:paragraph-properties fo:background-color="#282828" fo:padding="0.049cm" fo:border="0.51pt solid #000000" style:shadow="none">
        <style:background-image/>
      </style:paragraph-properties>
      <style:text-properties fo:color="#fdf4c1"/>
    </style:style>
    <style:style style:name="OrgSrcFontLockConstantFace" style:family="text">
      <style:text-properties fo:color="#d3869b"/>
    </style:style>
    <style:style style:name="OrgSrcFontLockKeywordFace" style:family="text">
      <style:text-properties fo:color="#fb4933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19-06-22T17:39:59</dc:date>
    <meta:creation-date>2019-06-22T17:39:59</meta:creation-date>
    <meta:generator>Emacs 26.2 (Org mode 9.1.9)</meta:generator>
    <meta:keyword/>
    <dc:subject/>
    <dc:title/>
  </office:meta>
</office:document-meta>
</file>